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11"><text:soft-page-break/>Sat 12/24/16 <text:span text:style-name="T1">5.25 miles</text:span></text:p>
      <text:p text:style-name="P11">I warmed up with 1.5 miles at various paces and rested 4 minutes.</text:p>
      <text:p text:style-name="P11">I ran the same 5 K course as yesterday with a total ascent of 433 ft along the course. </text:p>
      <text:p text:style-name="P11">It was 40 degrees and a very few spots with ice. <text:s/>The time was 29:50 or 9:37/mile.</text:p>
      <text:p text:style-name="P11">warmed down with 0.65 mile jog</text:p>
      <text:p text:style-name="P11"/>
      <text:p text:style-name="P11">Sun 12/25/16 <text:span text:style-name="T1">1.6 miles</text:span></text:p>
      <text:p text:style-name="P11">I ran 1.6 miles in about 15 minutes on a level r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5T20:16:33.63</dc:date>
    <dc:creator>James Lombardi</dc:creator>
    <meta:editing-duration>PT21H39M40S</meta:editing-duration>
    <meta:editing-cycles>141</meta:editing-cycles>
    <meta:generator>OpenOffice/4.1.2$Win32 OpenOffice.org_project/412m3$Build-9782</meta:generator>
    <meta:document-statistic meta:table-count="0" meta:image-count="0" meta:object-count="0" meta:page-count="12" meta:paragraph-count="390" meta:word-count="3884" meta:character-count="19094"/>
  </office:meta>
</office:document-meta>
</file>